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6pt" fo:font-weight="bold" officeooo:rsid="000f3748" officeooo:paragraph-rsid="000f3748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GENDA</text:p>
      <text:p text:style-name="P1"/>
      <text:p text:style-name="P1">* Introduction Rust and Node.js</text:p>
      <text:p text:style-name="P1"/>
      <text:p text:style-name="P1">* Building a C API in Rust</text:p>
      <text:p text:style-name="P1"/>
      <text:p text:style-name="P1">* Node.js API (N-API)</text:p>
      <text:p text:style-name="P1"/>
      <text:p text:style-name="P1">* Embedding Rust in Node using 2 libraries:</text:p>
      <text:p text:style-name="P1"/>
      <text:p text:style-name="P1"><text:tab/>* nodejs-sys (low-level unsafe)</text:p>
      <text:p text:style-name="P1"/>
      <text:p text:style-name="P1"><text:tab/>* neon (high-level safe)</text:p>
      <text:p text:style-name="P1"/>
      <text:p text:style-name="P1">GOAL</text:p>
      <text:p text:style-name="P1"/>
      <text:p text:style-name="P1">Tickle your fancy and encourage others to get involved with Rust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12:39:36.188306193</meta:creation-date>
    <dc:date>2020-05-26T17:05:26.956779958</dc:date>
    <meta:editing-duration>PT10M3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45" meta:character-count="254" meta:non-whitespace-character-count="215"/>
  </office:meta>
</office:document-meta>
</file>